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text-properties officeooo:rsid="001f81e2" officeooo:paragraph-rsid="001f81e2"/>
    </style:style>
    <style:style style:name="P2" style:family="paragraph" style:parent-style-name="Text_20_body">
      <style:text-properties officeooo:rsid="001f81e2" officeooo:paragraph-rsid="001f81e2"/>
    </style:style>
    <style:style style:name="P3" style:family="paragraph" style:parent-style-name="Title">
      <style:text-properties officeooo:rsid="001f81e2" officeooo:paragraph-rsid="001f81e2"/>
    </style:style>
    <style:style style:name="P4" style:family="paragraph" style:parent-style-name="Heading_20_1">
      <style:paragraph-properties fo:break-before="page"/>
      <style:text-properties officeooo:rsid="00205fb5" officeooo:paragraph-rsid="00205fb5"/>
    </style:style>
    <style:style style:name="P5" style:family="paragraph" style:parent-style-name="Contents_20_Heading">
      <style:paragraph-properties fo:break-before="page"/>
    </style:style>
    <style:style style:name="T1" style:family="text">
      <style:text-properties officeooo:rsid="00205fb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monstratiehandleiding RobotarmSimulatie</text:p>
      <text:p text:style-name="P1">Dibran Dokter &amp; Hendrik Nusselder</text:p>
      <text:table-of-content text:style-name="Sect1" text:protected="true" text:name="Table of Contents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Inhoudsopgave</text:p>
          </text:index-title>
        </text:index-body>
      </text:table-of-content>
      <text:p text:style-name="P2"/>
      <text:h text:style-name="P4" text:outline-level="1">1. Voorwaarden compilatie</text:h>
      <text:h text:style-name="P4" text:outline-level="1">2. Uitvoeren demonstratie</text:h>
      <text:h text:style-name="P4" text:outline-level="1">3. Criteria demonstrati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5:19:38.252523371</meta:creation-date>
    <dc:date>2019-04-02T15:21:58.556421144</dc:date>
    <meta:editing-duration>PT2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5" meta:paragraph-count="6" meta:word-count="17" meta:character-count="161" meta:non-whitespace-character-count="150"/>
  </office:meta>
</office:document-meta>
</file>